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co1" style:family="table-column">
      <style:table-column-properties style:column-width="2.074cm" style:use-optimal-column-width="false"/>
    </style:style>
    <style:style style:name="co2" style:family="table-column">
      <style:table-column-properties style:column-width="2.12cm" style:use-optimal-column-width="false"/>
    </style:style>
    <style:style style:name="ro1" style:family="table-row">
      <style:table-row-properties style:row-height="4.57cm" style:use-optimal-row-height="false"/>
    </style:style>
    <style:style style:name="ro2" style:family="table-row">
      <style:table-row-properties style:row-height="3.509cm" style:use-optimal-row-height="false"/>
    </style:style>
    <style:style style:name="ro3" style:family="table-row">
      <style:table-row-properties style:row-height="3.543cm" style:use-optimal-row-height="false"/>
    </style:style>
    <style:style style:name="ce1" style:family="table-cell">
      <loext:graphic-properties draw:textarea-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>
      <loext:graphic-properties draw:textarea-vertical-align="middle"/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22.859cm" svg:height="16.191cm" svg:x="1cm" svg:y="4.175cm">
          <table:table table:template-name="sun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 table:number-columns-spanned="10">
                <text:p text:style-name="P1"><text:span text:style-name="T1">Wejście (kontekst)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>
                <text:p text:style-name="P2"><text:span text:style-name="T1">Wyjście</text:span></text:p>
              </table:table-cell>
            </table:table-row>
            <table:table-row table:style-name="ro1" table:default-cell-style-name="ce2">
              <table:table-cell>
                <text:p text:style-name="P1">To</text:p>
              </table:table-cell>
              <table:table-cell>
                <text:p text:style-name="P1"><text:s/>be</text:p>
              </table:table-cell>
              <table:table-cell>
                <text:p text:style-name="P1"><text:s/>or</text:p>
              </table:table-cell>
              <table:table-cell>
                <text:p text:style-name="P1"><text:s/>not</text:p>
              </table:table-cell>
              <table:table-cell>
                <text:p text:style-name="P1"><text:s/>to</text:p>
              </table:table-cell>
              <table:table-cell>
                <text:p text:style-name="P1"><text:s/>be</text:p>
              </table:table-cell>
              <table:table-cell>
                <text:p text:style-name="P1">,</text:p>
              </table:table-cell>
              <table:table-cell>
                <text:p text:style-name="P1"><text:s/>that</text:p>
              </table:table-cell>
              <table:table-cell>
                <text:p text:style-name="P1"><text:s/>is</text:p>
              </table:table-cell>
              <table:table-cell>
                <text:p text:style-name="P1"><text:s/>the</text:p>
              </table:table-cell>
              <table:table-cell>
                <text:p text:style-name="P1"><text:s/>question</text:p>
              </table:table-cell>
            </table:table-row>
            <table:table-row table:style-name="ro2" table:default-cell-style-name="ce2">
              <table:table-cell>
                <text:p text:style-name="P1">Dev</text:p>
              </table:table-cell>
              <table:table-cell>
                <text:p text:style-name="P1">out</text:p>
              </table:table-cell>
              <table:table-cell>
                <text:p text:style-name="P1">ly</text:p>
              </table:table-cell>
              <table:table-cell>
                <text:p text:style-name="P1"><text:s/>to</text:p>
              </table:table-cell>
              <table:table-cell>
                <text:p text:style-name="P1"><text:s/>be</text:p>
              </table:table-cell>
              <table:table-cell>
                <text:p text:style-name="P1"><text:s/>wish</text:p>
              </table:table-cell>
              <table:table-cell>
                <text:p text:style-name="P1">‘d</text:p>
              </table:table-cell>
              <table:table-cell>
                <text:p text:style-name="P1">.</text:p>
              </table:table-cell>
              <table:table-cell>
                <text:p text:style-name="P1">To </text:p>
              </table:table-cell>
              <table:table-cell>
                <text:p text:style-name="P1"><text:s/>die</text:p>
              </table:table-cell>
              <table:table-cell>
                <text:p text:style-name="P1">,</text:p>
              </table:table-cell>
            </table:table-row>
            <table:table-row table:style-name="ro3" table:default-cell-style-name="ce2">
              <table:table-cell>
                <text:p text:style-name="P1">W</text:p>
              </table:table-cell>
              <table:table-cell>
                <text:p text:style-name="P1">l</text:p>
              </table:table-cell>
              <table:table-cell>
                <text:p text:style-name="P1">az</text:p>
              </table:table-cell>
              <table:table-cell>
                <text:p text:style-name="P1">ł</text:p>
              </table:table-cell>
              <table:table-cell>
                <text:p text:style-name="P1"><text:s/>k</text:p>
              </table:table-cell>
              <table:table-cell>
                <text:p text:style-name="P1">ot</text:p>
              </table:table-cell>
              <table:table-cell>
                <text:p text:style-name="P1">ek</text:p>
              </table:table-cell>
              <table:table-cell>
                <text:p text:style-name="P1"><text:s/>na</text:p>
              </table:table-cell>
              <table:table-cell>
                <text:p text:style-name="P1"><text:s/>p</text:p>
              </table:table-cell>
              <table:table-cell>
                <text:p text:style-name="P1">ł</text:p>
              </table:table-cell>
              <table:table-cell>
                <text:p text:style-name="P1">ot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table:table-template table:name="sun">
      <table:first-row table:style-name="sun3"/>
      <table:last-row table:style-name="sun3"/>
      <table:first-column table:style-name="sun3"/>
      <table:last-column table:style-name="sun3"/>
      <table:body table:style-name="sun1"/>
      <table:odd-rows table:style-name="sun2"/>
      <table:odd-columns table:style-name="sun2"/>
    </table:table-templat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8-02T23:59:18.324000000</meta:creation-date>
    <dc:date>2023-08-18T22:37:43.674000000</dc:date>
    <meta:editing-duration>PT26M44S</meta:editing-duration>
    <meta:editing-cycles>7</meta:editing-cycles>
    <meta:generator>LibreOffice/7.4.1.2$Windows_X86_64 LibreOffice_project/3c58a8f3a960df8bc8fd77b461821e42c061c5f0</meta:generator>
    <meta:document-statistic meta:object-count="1"/>
  </office:meta>
</office:document-meta>
</file>